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0:15:37.495171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30T16:19:38.902696172</meta:creation-date>
    <dc:date>2021-12-03T10:49:24.409245719</dc:date>
    <meta:editing-duration>PT4H5M44S</meta:editing-duration>
    <meta:editing-cycles>30</meta:editing-cycles>
    <meta:generator>LibreOffice/6.4.7.2$MacOSX_X86_64 LibreOffice_project/639b8ac485750d5696d7590a72ef1b496725cfb5</meta:generator>
    <meta:document-statistic meta:table-count="1" meta:cell-count="654" meta:object-count="0"/>
  </office:meta>
</office:document-meta>
</file>